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Ubuntu Thin" svg:font-family="'Ubuntu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dc3d4" draw:fill-color="#4d3658" draw:textarea-horizontal-align="justify" draw:textarea-vertical-align="middle" draw:auto-grow-height="false" fo:min-height="3.073cm" fo:min-width="2.734cm"/>
    </style:style>
    <style:style style:name="gr2" style:family="graphic" style:parent-style-name="standard">
      <style:graphic-properties svg:stroke-color="#4d3658" draw:fill="solid" draw:fill-color="#4d3658" draw:textarea-horizontal-align="justify" draw:textarea-vertical-align="middle" draw:auto-grow-height="false" fo:min-height="3.882cm" fo:min-width="3.901cm"/>
    </style:style>
    <style:style style:name="gr3" style:family="graphic" style:parent-style-name="standard">
      <style:graphic-properties svg:stroke-color="#4d3658" draw:fill-color="#4d3658" draw:textarea-horizontal-align="justify" draw:textarea-vertical-align="middle" draw:auto-grow-height="false" fo:min-height="2.444cm" fo:min-width="4.35cm"/>
    </style:style>
    <style:style style:name="gr4" style:family="graphic" style:parent-style-name="standard">
      <style:graphic-properties svg:stroke-color="#4d3658" draw:fill-color="#4d3658" draw:textarea-horizontal-align="justify" draw:textarea-vertical-align="middle" draw:auto-grow-height="false" fo:min-height="1.995cm" fo:min-width="2.364cm"/>
    </style:style>
    <style:style style:name="gr5" style:family="graphic" style:parent-style-name="standard">
      <style:graphic-properties draw:stroke="none" svg:stroke-color="#000000" draw:fill="none" draw:fill-color="#ffffff" fo:min-height="3.433cm"/>
    </style:style>
    <style:style style:name="co1" style:family="table-column">
      <style:table-column-properties style:column-width="3.545cm" style:use-optimal-column-width="false"/>
    </style:style>
    <style:style style:name="co2" style:family="table-column">
      <style:table-column-properties style:column-width="3.043cm" style:use-optimal-column-width="false"/>
    </style:style>
    <style:style style:name="ro1" style:family="table-row">
      <style:table-row-properties style:row-height="0.965cm"/>
    </style:style>
    <style:style style:name="ro2" style:family="table-row">
      <style:table-row-properties style:row-height="0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4d3658"/>
      <style:paragraph-properties fo:text-align="center"/>
    </style:style>
    <style:style style:name="P3" style:family="paragraph">
      <loext:graphic-properties draw:fill="solid" draw:fill-color="#4d3658"/>
      <style:paragraph-properties fo:text-align="center"/>
    </style:style>
    <style:style style:name="P4" style:family="paragraph">
      <style:text-properties fo:color="#cdc3d4"/>
    </style:style>
    <style:style style:name="P5" style:family="paragraph">
      <loext:graphic-properties draw:fill="none" draw:fill-color="#ffffff"/>
      <style:text-properties fo:color="#cdc3d4" fo:background-color="#4d3658"/>
    </style:style>
    <style:style style:name="T1" style:family="text">
      <style:text-properties style:font-name="Ubuntu Thin" fo:font-size="24pt" style:font-size-asian="24pt" style:font-name-complex="Ubuntu Thin" style:font-size-complex="24pt"/>
    </style:style>
    <style:style style:name="T2" style:family="text">
      <style:text-properties style:font-name="Chilanka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.587cm" svg:height="12.68cm" svg:x="-2.764cm" svg:y="-17.1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/></text:p>
                <text:p text:style-name="P1"/>
              </table:table-cell>
              <table:table-cell>
                <text:p text:style-name="P1">Dark Purple</text:p>
                <text:p text:style-name="P1">#4d3658ff</text:p>
              </table:table-cell>
            </table:table-row>
            <table:table-row table:style-name="ro2" table:default-cell-style-name="gray2">
              <table:table-cell/>
              <table:table-cell>
                <text:p text:style-name="P1">Medium Purple</text:p>
                <text:p text:style-name="P1">#7f6491</text:p>
              </table:table-cell>
            </table:table-row>
            <table:table-row table:style-name="ro2" table:default-cell-style-name="gray1">
              <table:table-cell/>
              <table:table-cell>
                <text:p text:style-name="P1">Light Purple</text:p>
                <text:p text:style-name="P1">#cdc3d4ff</text:p>
              </table:table-cell>
            </table:table-row>
            <table:table-row table:style-name="ro2" table:default-cell-style-name="gray2">
              <table:table-cell/>
              <table:table-cell>
                <text:p text:style-name="P1">Orange</text:p>
                <text:p text:style-name="P1">#e08000</text:p>
              </table:table-cell>
            </table:table-row>
            <table:table-row table:style-name="ro2" table:default-cell-style-name="gray1">
              <table:table-cell/>
              <table:table-cell>
                <text:p text:style-name="P1">Yellow</text:p>
                <text:p text:style-name="P1">#e5da8fff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4.572cm" svg:height="4.699cm" svg:x="8.477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223cm" svg:height="5.842cm" svg:x="10.763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858cm" svg:height="3.81cm" svg:x="13.938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048cm" svg:height="3.175cm" svg:x="6.33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9.779cm" svg:height="3.683cm" svg:x="9.209cm" svg:y="9.382cm">
          <draw:text-box>
            <text:p text:style-name="P4"><text:span text:style-name="T2">Poll </text:span><text:span text:style-name="T2">Bu</text:span><text:span text:style-name="T2">dd</text:span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Ubuntu Thin" svg:font-family="'Ubuntu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18:55:00.186029373</meta:creation-date>
    <dc:date>2019-12-06T19:42:19.470521324</dc:date>
    <meta:editing-duration>PT18M23S</meta:editing-duration>
    <meta:editing-cycles>4</meta:editing-cycles>
    <meta:generator>LibreOffice/6.2.8.2$Linux_X86_64 LibreOffice_project/20$Build-2</meta:generator>
    <meta:document-statistic meta:object-count="6"/>
  </office:meta>
</office:document-meta>
</file>